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d594" officeooo:paragraph-rsid="0010d594"/>
    </style:style>
    <style:style style:name="P2" style:family="paragraph" style:parent-style-name="Standard">
      <style:text-properties officeooo:rsid="001156f7" officeooo:paragraph-rsid="001156f7"/>
    </style:style>
    <style:style style:name="P3" style:family="paragraph" style:parent-style-name="Standard">
      <style:text-properties officeooo:rsid="00122425" officeooo:paragraph-rsid="00122425"/>
    </style:style>
    <style:style style:name="P4" style:family="paragraph" style:parent-style-name="Standard">
      <style:text-properties officeooo:rsid="0013b798" officeooo:paragraph-rsid="0013b798"/>
    </style:style>
    <style:style style:name="P5" style:family="paragraph" style:parent-style-name="Standard">
      <style:text-properties officeooo:rsid="0014c3ec" officeooo:paragraph-rsid="0014c3ec"/>
    </style:style>
    <style:style style:name="P6" style:family="paragraph" style:parent-style-name="Standard">
      <style:text-properties officeooo:rsid="00175f56" officeooo:paragraph-rsid="00175f56"/>
    </style:style>
    <style:style style:name="P7" style:family="paragraph" style:parent-style-name="Standard">
      <style:text-properties officeooo:rsid="0018ee8b" officeooo:paragraph-rsid="0018ee8b"/>
    </style:style>
    <style:style style:name="P8" style:family="paragraph" style:parent-style-name="Standard">
      <style:text-properties officeooo:rsid="0018ee8b" officeooo:paragraph-rsid="001a411f"/>
    </style:style>
    <style:style style:name="P9" style:family="paragraph" style:parent-style-name="Standard">
      <style:text-properties officeooo:rsid="0013b798" officeooo:paragraph-rsid="001a411f"/>
    </style:style>
    <style:style style:name="P10" style:family="paragraph" style:parent-style-name="Standard">
      <style:text-properties officeooo:rsid="0013b798" officeooo:paragraph-rsid="0010d594"/>
    </style:style>
    <style:style style:name="P11" style:family="paragraph" style:parent-style-name="Standard">
      <style:text-properties officeooo:rsid="0019e780" officeooo:paragraph-rsid="0019e780"/>
    </style:style>
    <style:style style:name="P12" style:family="paragraph" style:parent-style-name="Standard">
      <style:text-properties officeooo:rsid="0019e780" officeooo:paragraph-rsid="001a411f"/>
    </style:style>
    <style:style style:name="P13" style:family="paragraph" style:parent-style-name="Standard">
      <style:text-properties officeooo:rsid="0010d594" officeooo:paragraph-rsid="001a411f"/>
    </style:style>
    <style:style style:name="P14" style:family="paragraph" style:parent-style-name="Standard">
      <style:text-properties officeooo:rsid="001156f7" officeooo:paragraph-rsid="001a411f"/>
    </style:style>
    <style:style style:name="P15" style:family="paragraph" style:parent-style-name="Standard">
      <style:text-properties officeooo:rsid="00122425" officeooo:paragraph-rsid="001a411f"/>
    </style:style>
    <style:style style:name="T1" style:family="text">
      <style:text-properties officeooo:rsid="0013b798"/>
    </style:style>
    <style:style style:name="T2" style:family="text">
      <style:text-properties officeooo:rsid="0015b47d"/>
    </style:style>
    <style:style style:name="T3" style:family="text">
      <style:text-properties officeooo:rsid="0018ee8b"/>
    </style:style>
    <style:style style:name="T4" style:family="text">
      <style:text-properties fo:font-style="italic" officeooo:rsid="0019e780" style:font-style-asian="italic" style:font-style-complex="italic"/>
    </style:style>
    <style:style style:name="T5" style:family="text">
      <style:text-properties officeooo:rsid="0019e78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e780" style:font-style-asian="normal" style:font-style-complex="normal"/>
    </style:style>
    <style:style style:name="T8" style:family="text">
      <style:text-properties fo:font-style="normal" officeooo:rsid="001a411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x shell</text:p>
      <text:p text:style-name="P4"/>
      <text:p text:style-name="P4">1. Naslovnica</text:p>
      <text:p text:style-name="P4">2. Zadatak</text:p>
      <text:p text:style-name="P5">3. Sadržaj</text:p>
      <text:p text:style-name="P5">4. Uvod</text:p>
      <text:p text:style-name="P5">5. Programi I procesi</text:p>
      <text:p text:style-name="P5">5.1. prevođenje I povezivanje programa</text:p>
      <text:p text:style-name="P5">5.2. gnu gcc</text:p>
      <text:p text:style-name="P5">5.3. make</text:p>
      <text:p text:style-name="P5">6. Programiranje Shella</text:p>
      <text:p text:style-name="P5">6.1. Zahtjevi</text:p>
      <text:p text:style-name="P5">6.2. Readline</text:p>
      <text:p text:style-name="P5">6.3. Ispunjavanje zahtjeva – kako je teklo</text:p>
      <text:p text:style-name="P5">6.3.1 naredbe</text:p>
      <text:p text:style-name="P5">6.3.2 parsiranje</text:p>
      <text:p text:style-name="P5">6.3.3 kompletiranje I history</text:p>
      <text:p text:style-name="P5">6.3.4 background proces</text:p>
      <text:p text:style-name="P5">7. Primjeri korištenja</text:p>
      <text:p text:style-name="P5">8. <text:span text:style-name="T2">Zaključak</text:span></text:p>
      <text:p text:style-name="P5">9. Literatura</text:p>
      <text:p text:style-name="P5"/>
      <text:p text:style-name="P6">SVN</text:p>
      <text:p text:style-name="P5"/>
      <text:p text:style-name="P1"/>
      <text:p text:style-name="P1"/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3"><text:soft-page-break/>UVOD</text:p>
      <text:p text:style-name="P13"/>
      <text:p text:style-name="P14">Sva računala na svijetu, osim hardverskih komponenti, sadržava<text:span text:style-name="T3">ju </text:span>I operacijski sustav za kojeg možemo reći da je softver koji upravlja tim hardverskim komponentama te tako omogućava korisnicima korištenje računala, kao npr. Stvaranje I brisanje datoteka. Unix operativni sustav se sastoji Kernela, Sistemskih poziva, Shella, dodatnih Libraryja I na kraju aplikacija.</text:p>
      <text:p text:style-name="P14"/>
      <text:p text:style-name="P14">//Slika Unix sustava</text:p>
      <text:p text:style-name="P14"/>
      <text:p text:style-name="P15">Kernel je centralni dio operacijskog sustava koje upravlja računalnim sklopovljem. Sistemski pozivi su zapravo skup <text:span text:style-name="T1">funkcija za pristup servisima jezgre. Libraries su datoteke funkcija više razine koje dodatno olakšavaju operacijskim sustavom.</text:span></text:p>
      <text:p text:style-name="P14"/>
      <text:p text:style-name="P13">Unix shell je interpreter naredbi (eng. Command-line interpreter) koji <text:span text:style-name="T1">prima korisničke naredbe na standardnom ulazu, upravlja funkcijam jezgre preko sistemskih poziva, pokreće korisnike programe te rezultate pokretanja prikazuje na standardnom izlazu.</text:span></text:p>
      <text:p text:style-name="P9"/>
      <text:p text:style-name="P8">Što se tiče razvoje Unix shella, on započinje još 70.-tih godina prošlog stoljeća kad je Ken Thompson <text:span text:style-name="T5">razvio</text:span> prvi shell. Thompson shell<text:span text:style-name="T7"> je već tada imao osnovne principe koji su zajednički svim današnjim shellovima, poput </text:span><text:span text:style-name="T4">piping</text:span><text:span text:style-name="T7">-a.</text:span></text:p>
      <text:p text:style-name="P8"><text:span text:style-name="T7"/></text:p>
      <text:p text:style-name="P12"><text:span text:style-name="T6">U moru shellova koji postoje, najpopularnija je Bourne shell, koju je razvio Stephen Bourne I koju ima skoro svaki postojeći UNIX sustav. </text:span><text:span text:style-name="T8">Uz njegov shell, kojem se može pristupiti kroz /bin/sh u Unix datotečnom sistemu, postoje I mnogi drugi shellovi koji su kompatibilne verzije Bournovog shella, s nekoliko izmjena I unaprjeđenja. Neke od njih su Bourne-Again shell (bash), C shell (csh) I Korn shell (ksh). Bash shell se može pronaći na svim Linux sustavima koji ga koriste kao defaultni shell. Zapravo, /bin/sh shell je zapravo link na bin/bash shell.</text:span></text:p>
      <text:p text:style-name="P12"><text:span text:style-name="T8"/></text:p>
      <text:p text:style-name="P9"><text:span text:style-name="T8">Ovaj završni rad će se usmjeriti (samo) na razvoj Bourne-Again Unix shell kao jednu od bitnih komponenti operacijskog sustava. Nakon ovog kratkog uvoda, pogledat ćemo kako shell funkcionira I kako je zapravo izgledalo programiranje takvog jednog shella te što nam je sve bilo potrebno da se to razvije.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oft-page-break/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1:19:18.063574707</meta:creation-date>
    <dc:date>2017-06-30T21:17:28.731027394</dc:date>
    <meta:editing-duration>PT19M53S</meta:editing-duration>
    <meta:editing-cycles>4</meta:editing-cycles>
    <meta:generator>LibreOffice/5.2.6.2$Linux_X86_64 LibreOffice_project/20m0$Build-2</meta:generator>
    <meta:document-statistic meta:table-count="0" meta:image-count="0" meta:object-count="0" meta:page-count="3" meta:paragraph-count="29" meta:word-count="345" meta:character-count="2325" meta:non-whitespace-character-count="2008"/>
  </office:meta>
</office:document-meta>
</file>